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be5e" officeooo:paragraph-rsid="001cbe5e"/>
    </style:style>
    <style:style style:name="P2" style:family="paragraph" style:parent-style-name="Text_20_body">
      <style:text-properties officeooo:rsid="001e8d8d" officeooo:paragraph-rsid="001e8d8d"/>
    </style:style>
    <style:style style:name="P3" style:family="paragraph" style:parent-style-name="Text_20_body">
      <style:text-properties officeooo:paragraph-rsid="001e8d8d"/>
    </style:style>
    <style:style style:name="P4" style:family="paragraph" style:parent-style-name="Heading_20_3">
      <style:text-properties officeooo:rsid="001e8d8d" officeooo:paragraph-rsid="001e8d8d"/>
    </style:style>
    <style:style style:name="P5" style:family="paragraph" style:parent-style-name="Heading_20_2">
      <style:text-properties officeooo:rsid="001cbe5e" officeooo:paragraph-rsid="001cbe5e"/>
    </style:style>
    <style:style style:name="T1" style:family="text">
      <style:text-properties officeooo:rsid="001cb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GigCove </text:span>PLAN</text:h>
      <text:p text:style-name="P1">Approaching 3 markets in parallel: fans, musicians, venues</text:p>
      <text:p text:style-name="P1">Problem is based in first market of fans, verified because I am a fan and I have the problem</text:p>
      <text:h text:style-name="P5" text:outline-level="2">Stage A: Get known</text:h>
      <text:h text:style-name="P4" text:outline-level="3">Fans</text:h>
      <text:p text:style-name="P2">Promote to fans this service</text:p>
      <text:p text:style-name="P2">Make it easy to discover gigs and submit their own</text:p>
      <text:h text:style-name="P4" text:outline-level="3">Musicians</text:h>
      <text:h text:style-name="P4" text:outline-level="3">Venue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2:40:15.676150140</meta:creation-date>
    <dc:date>2014-09-17T12:43:02.956116201</dc:date>
    <meta:editing-duration>PT2M22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9" meta:word-count="51" meta:character-count="277" meta:non-whitespace-character-count="235"/>
  </office:meta>
</office:document-meta>
</file>